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0ebf2f" officeooo:paragraph-rsid="000ebf2f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4b6f8"/>
    </style:style>
    <style:style style:name="P8" style:family="paragraph" style:parent-style-name="Text_20_body" style:list-style-name="L2">
      <style:text-properties officeooo:rsid="0016fa48" officeooo:paragraph-rsid="0016fa48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0ebf2f" officeooo:paragraph-rsid="0014d964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5"/>
      <text:list xml:id="list6554821295652242876" text:style-name="L1">
        <text:list-item>
          <text:p text:style-name="P9"><text:bookmark text:name="yui_3_17_2_1_1515097248043_43"/>Google Form : <text:span text:style-name="T12">n</text:span>e ne doit pas être visible à l'im<text:span text:style-name="T11">p</text:span>ression. </text:p>
        </text:list-item>
        <text:list-item>
          <text:p text:style-name="P10"><text:s/>fournir une feuille de style pour l'impression, et doit être correctement lisible. </text:p>
        </text:list-item>
      </text:list>
      <text:list xml:id="list5729219747916494922" text:style-name="L2">
        <text:list-item>
          <text:p text:style-name="P6">Le CV doit être responsive : Media Queries</text:p>
        </text:list-item>
        <text:list-item>
          <text:p text:style-name="P7"><text:span text:style-name="T13">(github : </text:span>Création de Branches, Merges<text:span text:style-name="T13">)</text:span></text:p>
        </text:list-item>
        <text:list-item>
          <text:p text:style-name="P7">Un PDF contenant la version imprimée du CV</text:p>
        </text:list-item>
        <text:list-item>
          <text:p text:style-name="P8">écriture manuscrite avec accents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5T16:14:59.474659217</dc:date>
    <meta:editing-duration>PT5H22M5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94" meta:character-count="1062" meta:non-whitespace-character-count="894"/>
  </office:meta>
</office:document-meta>
</file>